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fc4f"/>
    </style:style>
    <style:style style:name="T1" style:family="text">
      <style:text-properties officeooo:rsid="0019fc4f"/>
    </style:style>
    <style:style style:name="T2" style:family="text">
      <style:text-properties officeooo:rsid="001b9c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<text:span text:style-name="T1">a</text:span>st<text:span text:style-name="T1">a</text:span>an-<text:span text:style-name="T1">e-</text:span>Shujaat ka darain me<text:span text:style-name="T1">in</text:span></text:p>
      <text:p text:style-name="P1"><text:span text:style-name="T1">ai</text:span>k bemisl kirdar abbas hai</text:p>
      <text:p text:style-name="P1"/>
      <text:p text:style-name="P1">Hai Ali ke Athara Hi bete Ali</text:p>
      <text:p text:style-name="P1">Par sabhi me<text:span text:style-name="T1">in</text:span> Alamdar Abbas Hai</text:p>
      <text:p text:style-name="Standard"/>
      <text:p text:style-name="Standard">Inke lehje me<text:span text:style-name="T1">in</text:span> hashim ki hashmat bhi hai</text:p>
      <text:p text:style-name="Standard">Inke tewar me<text:span text:style-name="T1">in</text:span> hamza ki haibat bhi</text:p>
      <text:p text:style-name="Standard">Har ada inki imran ka aqs hai</text:p>
      <text:p text:style-name="Standard">Inki baho<text:span text:style-name="T1">n</text:span> me<text:span text:style-name="T1">in</text:span> ja<text:span text:style-name="T1">a</text:span>far ki <text:span text:style-name="T1">taaqat</text:span> bhi hai</text:p>
      <text:p text:style-name="Standard"/>
      <text:p text:style-name="Standard">Pya<text:span text:style-name="T1">a</text:span>r hai mustufa ka hussain o hasan</text:p>
      <text:p text:style-name="Standard">Aur hassnain ka pya<text:span text:style-name="T1">a</text:span>r abbas hai</text:p>
      <text:p text:style-name="Standard"/>
      <text:p text:style-name="Standard"/>
      <text:p text:style-name="Standard">Naql-<text:span text:style-name="T1">e-</text:span>azmat ka shireen samar hai<text:span text:style-name="T1">n</text:span> yehi<text:span text:style-name="T1">n</text:span></text:p>
      <text:p text:style-name="P1">Ismato<text:span text:style-name="T1">n</text:span> ke sadaf k<text:span text:style-name="T1">e</text:span> gohar hai<text:span text:style-name="T1">n</text:span> yehi<text:span text:style-name="T1">n</text:span></text:p>
      <text:p text:style-name="P1">Noor ki sidrat-ul-muntaha hai<text:span text:style-name="T1">n</text:span> yehi<text:span text:style-name="T1">n</text:span></text:p>
      <text:p text:style-name="P1">Hash<text:span text:style-name="T1">i</text:span>mi aasman ke qamar hai<text:span text:style-name="T1">n</text:span> yehi<text:span text:style-name="T1">n</text:span></text:p>
      <text:p text:style-name="Standard"/>
      <text:p text:style-name="Standard">Jinke saaye me akber bhi palte rahe</text:p>
      <text:p text:style-name="Standard">Husn ka aisa minaar abbas hai</text:p>
      <text:p text:style-name="Standard"/>
      <text:p text:style-name="Standard"/>
      <text:p text:style-name="Standard">Hal ata innama ki jo misdaaq hai</text:p>
      <text:p text:style-name="Standard">Vo bhi ghazi ke aane ki mushtaq hai</text:p>
      <text:p text:style-name="Standard">Arsh se farsh tak inki jageer hai</text:p>
      <text:p text:style-name="Standard">Sari maqloq inki gadageer hai</text:p>
      <text:p text:style-name="Standard"/>
      <text:p text:style-name="Standard">Jo ali ki shuja<text:span text:style-name="T2">a</text:span>t ka wari<text:span text:style-name="T2">s</text:span> bhi hai</text:p>
      <text:p text:style-name="Standard">Aisa aala zameendar abbas hai</text:p>
      <text:p text:style-name="Standard"/>
      <text:p text:style-name="Standard"/>
      <text:p text:style-name="Standard">Sah<text:span text:style-name="T1">i</text:span>b-<text:span text:style-name="T1">e-</text:span>ta<text:span text:style-name="T1">kh</text:span>t-<text:span text:style-name="T1">e-</text:span>a<text:span text:style-name="T1">q</text:span>li <text:span text:style-name="T1">ki </text:span>gairat hai ye</text:p>
      <text:p text:style-name="Standard">Aur charaghe haree<text:span text:style-name="T1">m-e-</text:span>sharafat hai <text:span text:style-name="T1">ye</text:span></text:p>
      <text:p text:style-name="Standard"><text:span text:style-name="T1">durr</text:span>-<text:span text:style-name="T1">e-</text:span>shehw<text:span text:style-name="T1">a</text:span>ar Behr-<text:span text:style-name="T1">e-</text:span>saqawat hai ye</text:p>
      <text:p text:style-name="Standard">Haq to ye hai ke haq ki haqeeqat hai</text:p>
      <text:p text:style-name="Standard"/>
      <text:p text:style-name="Standard">Vo duw<text:span text:style-name="T1">a</text:span>ayen jo bibi ne sajdo<text:span text:style-name="T1">n</text:span> me<text:span text:style-name="T1">in</text:span> ki<text:span text:style-name="T1">n</text:span></text:p>
      <text:p text:style-name="Standard"><text:span text:style-name="T1">un</text:span> duao<text:span text:style-name="T1">n</text:span> ka meyar abbas hai</text:p>
      <text:p text:style-name="Standard"/>
      <text:p text:style-name="Standard"/>
      <text:p text:style-name="P1">Qabr kya hai andhera sa ghar hai jahan</text:p>
      <text:p text:style-name="P1">Marefat ke siva koi sapna nahi<text:span text:style-name="T1">n</text:span></text:p>
      <text:p text:style-name="P1">Vo bohat hi andheri jagah hai waha<text:span text:style-name="T1">n</text:span></text:p>
      <text:p text:style-name="P1">Koi yawar nahi koi apna nahi<text:span text:style-name="T1">n</text:span></text:p>
      <text:p text:style-name="P1"/>
      <text:p text:style-name="P1">Tumse milne lahad me<text:span text:style-name="T2">in</text:span> ali aayenge</text:p>
      <text:p text:style-name="P1">Bolo tanhai me aur kya chahiy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3T08:02:26.591121000</meta:creation-date>
    <dc:date>2026-01-23T08:14:32.858626600</dc:date>
    <meta:editing-duration>PT1M50S</meta:editing-duration>
    <meta:editing-cycles>1</meta:editing-cycles>
    <meta:document-statistic meta:table-count="0" meta:image-count="0" meta:object-count="0" meta:page-count="1" meta:paragraph-count="34" meta:word-count="218" meta:character-count="1144" meta:non-whitespace-character-count="960"/>
    <meta:generator>LibreOffice/25.8.4.2$Windows_X86_64 LibreOffice_project/290daaa01b999472f0c7a3890eb6a550fd74c6df</meta:generator>
  </office:meta>
</office:document-meta>
</file>